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P8" style:family="paragraph" style:parent-style-name="Text_20_body">
      <style:paragraph-properties>
        <style:tab-stops>
          <style:tab-stop style:position="6.4992in" style:type="right"/>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Table_20_Contents">
      <style:paragraph-properties fo:margin-top="0in" fo:margin-bottom="0in" style:contextual-spacing="false" fo:text-align="start" style:justify-single-word="false"/>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387a" style:font-size-asian="8pt" style:font-size-complex="8pt"/>
    </style:style>
    <style:style style:name="T4" style:family="text">
      <style:text-properties fo:font-size="8pt" officeooo:rsid="001b387a" style:font-size-asian="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officeooo:rsid="0018cb17"/>
    </style:style>
    <style:style style:name="T8" style:family="text">
      <style:text-properties officeooo:rsid="001b387a"/>
    </style:style>
    <style:style style:name="T9"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7">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8921125527865244783" text:style-name="L1">
        <text:list-item>
          <text:p text:style-name="P15">The OpenLCB Message Network Standard, w<text:span text:style-name="T6">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5"><text:span text:style-name="T6">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6">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12">Simple Node Information Request</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DE8</text:p>
          </table:table-cell>
          <table:table-cell table:style-name="Table2.F2" office:value-type="string">
            <text:p text:style-name="P11">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P12">Simple Node Information Repl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08</text:p>
          </table:table-cell>
          <table:table-cell table:style-name="Table3.F2" office:value-type="string">
            <text:p text:style-name="P11">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2349914272085441894" text:style-name="L2">
        <text:list-item>
          <text:p text:style-name="P16">The byte 0x01 or 0x04 to indicate the version of the following content</text:p>
        </text:list-item>
        <text:list-item>
          <text:p text:style-name="P16">A null-terminated string for manufacturer name of no more than 41 bytes including terminating null.</text:p>
        </text:list-item>
        <text:list-item>
          <text:p text:style-name="P16">A null-terminated string for node model name of no more than 41 bytes including terminating null.</text:p>
        </text:list-item>
        <text:list-item>
          <text:p text:style-name="P16">A null-terminated string for node hardware version of no more than 21 bytes including terminating null.</text:p>
        </text:list-item>
        <text:list-item>
          <text:p text:style-name="P16">A null-terminated string for node software version of no more than 21 bytes including terminating null.</text:p>
        </text:list-item>
        <text:list-item>
          <text:p text:style-name="P16"><text:soft-page-break/>The byte 0x01 or 0x02 to indicate the version of the following content</text:p>
        </text:list-item>
        <text:list-item>
          <text:p text:style-name="P16">A null-terminated string for user-provided node name of no more than 63 bytes including terminating null.</text:p>
        </text:list-item>
        <text:list-item>
          <text:p text:style-name="P16">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bookmark-ref text:reference-format="number-all-superior" text:ref-name="__RefHeading__15765_44339546">5.1</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5.1</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Message Formats (Normative)<text:tab/>2</text:p>
          <text:p text:style-name="P13"><text:s/>4.1 Simple Node Information Request<text:tab/>2</text:p>
          <text:p text:style-name="P13"><text:s/>4.2 Simple Node Information Reply<text:tab/>2</text:p>
          <text:p text:style-name="P14"><text:s/>5 Payload Format (Normative)<text:tab/>2</text:p>
          <text:p text:style-name="P13"><text:s/>5.1 Format<text:tab/>2</text:p>
          <text:p text:style-name="P13"><text:s/>5.2 Versioning<text:tab/>3</text:p>
          <text:p text:style-name="P14"><text:s/>6 Interactions (Normative)<text:tab/>3</text:p>
          <text:p text:style-name="P13"><text:s/>6.1 Discovery<text:tab/>3</text:p>
          <text:p text:style-name="P13"><text:s/>6.2 Request and reply<text:tab/>3</text:p>
          <text:p text:style-name="P13"><text:s/>6.3 Stability<text:tab/>3</text:p>
          <text:p text:style-name="P14"><text:s/>7 CAN Adaptation (Normativ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MP7" style:family="paragraph" style:parent-style-name="Text_20_body">
      <style:paragraph-properties>
        <style:tab-stops>
          <style:tab-stop style:position="6.4992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b387a" style:font-size-asian="8pt" style:font-size-complex="8pt"/>
    </style:style>
    <style:style style:name="MT3" style:family="text">
      <style:text-properties officeooo:rsid="001b387a"/>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b387a"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office:automatic-styles>
  <office:master-styles>
    <style:master-page style:name="Standard" style:page-layout-name="Mpm1">
      <style:header>
        <text:p text:style-name="MP1"><text:title>OpenLCB Simple Node Information Protocol Standard</text:title></text:p>
      </style:header>
      <style:footer>
        <text:p text:style-name="MP2"><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span text:style-name="MT3">Feb 15, 2015</text:span></text:p>
            </table:table-cell>
            <table:table-cell table:style-name="Table1.C1" office:value-type="string">
              <text:p text:style-name="MP6"><text:span text:style-name="MT3">Adopted</text:span></text:p>
            </table:table-cell>
          </table:table-row>
        </table:table>
        <text:p text:style-name="Header"/>
      </style:header>
      <style:footer>
        <text:p text:style-name="MP7"><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6">Feb 15,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103</meta:editing-cycles>
    <meta:editing-duration>PT16H22M16S</meta:editing-duration>
    <meta:generator>LibreOffice/4.2.7.2$Linux_X86_64 LibreOffice_project/420m0$Build-2</meta:generator>
    <dc:date>2015-02-15T13:25:33.349316112</dc:date>
    <dc:creator>Balazs Racz</dc:creator>
    <meta:document-statistic meta:table-count="3" meta:image-count="1" meta:object-count="0" meta:page-count="4" meta:paragraph-count="89" meta:word-count="1050" meta:character-count="6546" meta:non-whitespace-character-count="5567"/>
    <meta:user-defined meta:name="Info 1"/>
    <meta:user-defined meta:name="Info 2"/>
    <meta:user-defined meta:name="Info 3"/>
    <meta:user-defined meta:name="Info 4"/>
  </office:meta>
</office:document-meta>
</file>